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float" office:value="1067" calcext:value-type="float">
            <text:p>10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1" calcext:value-type="float">
            <text:p>21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63" calcext:value-type="float">
            <text:p>3163</text:p>
          </table:table-cell>
          <table:table-cell office:value-type="float" office:value="0.224137931034483" calcext:value-type="float">
            <text:p>0.224137931034483</text:p>
          </table:table-cell>
        </table:table-row>
        <table:table-row table:style-name="ro1">
          <table:table-cell office:value-type="float" office:value="4299" calcext:value-type="float">
            <text:p>4299</text:p>
          </table:table-cell>
          <table:table-cell office:value-type="float" office:value="0.195488721804511" calcext:value-type="float">
            <text:p>0.195488721804511</text:p>
          </table:table-cell>
        </table:table-row>
        <table:table-row table:style-name="ro1">
          <table:table-cell office:value-type="float" office:value="5441" calcext:value-type="float">
            <text:p>5441</text:p>
          </table:table-cell>
          <table:table-cell office:value-type="float" office:value="0.169934640522876" calcext:value-type="float">
            <text:p>0.169934640522876</text:p>
          </table:table-cell>
        </table:table-row>
        <table:table-row table:style-name="ro1">
          <table:table-cell office:value-type="float" office:value="6488" calcext:value-type="float">
            <text:p>6488</text:p>
          </table:table-cell>
          <table:table-cell office:value-type="float" office:value="0.155555555555556" calcext:value-type="float">
            <text:p>0.155555555555556</text:p>
          </table:table-cell>
        </table:table-row>
        <table:table-row table:style-name="ro1">
          <table:table-cell office:value-type="float" office:value="7549" calcext:value-type="float">
            <text:p>7549</text:p>
          </table:table-cell>
          <table:table-cell office:value-type="float" office:value="0.153005464480874" calcext:value-type="float">
            <text:p>0.153005464480874</text:p>
          </table:table-cell>
        </table:table-row>
        <table:table-row table:style-name="ro1">
          <table:table-cell office:value-type="float" office:value="8615" calcext:value-type="float">
            <text:p>8615</text:p>
          </table:table-cell>
          <table:table-cell office:value-type="float" office:value="0.142131979695431" calcext:value-type="float">
            <text:p>0.142131979695431</text:p>
          </table:table-cell>
        </table:table-row>
        <table:table-row table:style-name="ro1">
          <table:table-cell office:value-type="float" office:value="9675" calcext:value-type="float">
            <text:p>9675</text:p>
          </table:table-cell>
          <table:table-cell office:value-type="float" office:value="0.126126126126126" calcext:value-type="float">
            <text:p>0.126126126126126</text:p>
          </table:table-cell>
        </table:table-row>
        <table:table-row table:style-name="ro1">
          <table:table-cell office:value-type="float" office:value="11001" calcext:value-type="float">
            <text:p>11001</text:p>
          </table:table-cell>
          <table:table-cell office:value-type="float" office:value="0.117154811715481" calcext:value-type="float">
            <text:p>0.117154811715481</text:p>
          </table:table-cell>
        </table:table-row>
        <table:table-row table:style-name="ro1">
          <table:table-cell office:value-type="float" office:value="12328" calcext:value-type="float">
            <text:p>12328</text:p>
          </table:table-cell>
          <table:table-cell office:value-type="float" office:value="0.103703703703704" calcext:value-type="float">
            <text:p>0.103703703703704</text:p>
          </table:table-cell>
        </table:table-row>
        <table:table-row table:style-name="ro1">
          <table:table-cell office:value-type="float" office:value="13388" calcext:value-type="float">
            <text:p>13388</text:p>
          </table:table-cell>
          <table:table-cell office:value-type="float" office:value="0.0982456140350877" calcext:value-type="float">
            <text:p>0.098245614035088</text:p>
          </table:table-cell>
        </table:table-row>
        <table:table-row table:style-name="ro1">
          <table:table-cell office:value-type="float" office:value="14448" calcext:value-type="float">
            <text:p>14448</text:p>
          </table:table-cell>
          <table:table-cell office:value-type="float" office:value="0.0930232558139535" calcext:value-type="float">
            <text:p>0.093023255813954</text:p>
          </table:table-cell>
        </table:table-row>
        <table:table-row table:style-name="ro1">
          <table:table-cell office:value-type="float" office:value="15507" calcext:value-type="float">
            <text:p>15507</text:p>
          </table:table-cell>
          <table:table-cell office:value-type="float" office:value="0.0886075949367089" calcext:value-type="float">
            <text:p>0.088607594936709</text:p>
          </table:table-cell>
        </table:table-row>
        <table:table-row table:style-name="ro1">
          <table:table-cell office:value-type="float" office:value="16568" calcext:value-type="float">
            <text:p>16568</text:p>
          </table:table-cell>
          <table:table-cell office:value-type="float" office:value="0.0848484848484848" calcext:value-type="float">
            <text:p>0.084848484848485</text:p>
          </table:table-cell>
        </table:table-row>
        <table:table-row table:style-name="ro1">
          <table:table-cell office:value-type="float" office:value="17893" calcext:value-type="float">
            <text:p>17893</text:p>
          </table:table-cell>
          <table:table-cell office:value-type="float" office:value="0.0786516853932584" calcext:value-type="float">
            <text:p>0.078651685393259</text:p>
          </table:table-cell>
        </table:table-row>
        <table:table-row table:style-name="ro1">
          <table:table-cell office:value-type="float" office:value="18955" calcext:value-type="float">
            <text:p>18955</text:p>
          </table:table-cell>
          <table:table-cell office:value-type="float" office:value="0.0721649484536082" calcext:value-type="float">
            <text:p>0.072164948453608</text:p>
          </table:table-cell>
        </table:table-row>
        <table:table-row table:style-name="ro1">
          <table:table-cell office:value-type="float" office:value="20013" calcext:value-type="float">
            <text:p>20013</text:p>
          </table:table-cell>
          <table:table-cell office:value-type="float" office:value="0.0698254364089776" calcext:value-type="float">
            <text:p>0.069825436408978</text:p>
          </table:table-cell>
        </table:table-row>
        <table:table-row table:style-name="ro1">
          <table:table-cell office:value-type="float" office:value="21073" calcext:value-type="float">
            <text:p>21073</text:p>
          </table:table-cell>
          <table:table-cell office:value-type="float" office:value="0.0666666666666667" calcext:value-type="float">
            <text:p>0.066666666666667</text:p>
          </table:table-cell>
        </table:table-row>
        <table:table-row table:style-name="ro1">
          <table:table-cell office:value-type="float" office:value="22134" calcext:value-type="float">
            <text:p>22134</text:p>
          </table:table-cell>
          <table:table-cell office:value-type="float" office:value="0.0634920634920635" calcext:value-type="float">
            <text:p>0.063492063492064</text:p>
          </table:table-cell>
        </table:table-row>
        <table:table-row table:style-name="ro1">
          <table:table-cell office:value-type="float" office:value="23327" calcext:value-type="float">
            <text:p>23327</text:p>
          </table:table-cell>
          <table:table-cell office:value-type="float" office:value="0.0610021786492375" calcext:value-type="float">
            <text:p>0.061002178649238</text:p>
          </table:table-cell>
        </table:table-row>
        <table:table-row table:style-name="ro1">
          <table:table-cell office:value-type="float" office:value="24386" calcext:value-type="float">
            <text:p>24386</text:p>
          </table:table-cell>
          <table:table-cell office:value-type="float" office:value="0.0589473684210526" calcext:value-type="float">
            <text:p>0.058947368421053</text:p>
          </table:table-cell>
        </table:table-row>
        <table:table-row table:style-name="ro1">
          <table:table-cell office:value-type="float" office:value="25447" calcext:value-type="float">
            <text:p>25447</text:p>
          </table:table-cell>
          <table:table-cell office:value-type="float" office:value="0.0555555555555556" calcext:value-type="float">
            <text:p>0.055555555555556</text:p>
          </table:table-cell>
        </table:table-row>
        <table:table-row table:style-name="ro1">
          <table:table-cell office:value-type="float" office:value="26507" calcext:value-type="float">
            <text:p>26507</text:p>
          </table:table-cell>
          <table:table-cell office:value-type="float" office:value="0.0532319391634981" calcext:value-type="float">
            <text:p>0.053231939163498</text:p>
          </table:table-cell>
        </table:table-row>
        <table:table-row table:style-name="ro1">
          <table:table-cell office:value-type="float" office:value="27569" calcext:value-type="float">
            <text:p>27569</text:p>
          </table:table-cell>
          <table:table-cell office:value-type="float" office:value="0.0507246376811594" calcext:value-type="float">
            <text:p>0.05072463768116</text:p>
          </table:table-cell>
        </table:table-row>
        <table:table-row table:style-name="ro1">
          <table:table-cell office:value-type="float" office:value="28629" calcext:value-type="float">
            <text:p>28629</text:p>
          </table:table-cell>
          <table:table-cell office:value-type="float" office:value="0.0473773265651438" calcext:value-type="float">
            <text:p>0.047377326565144</text:p>
          </table:table-cell>
        </table:table-row>
        <table:table-row table:style-name="ro1">
          <table:table-cell office:value-type="float" office:value="29691" calcext:value-type="float">
            <text:p>29691</text:p>
          </table:table-cell>
          <table:table-cell office:value-type="float" office:value="0.0466666666666667" calcext:value-type="float">
            <text:p>0.046666666666667</text:p>
          </table:table-cell>
        </table:table-row>
        <table:table-row table:style-name="ro1">
          <table:table-cell office:value-type="float" office:value="30757" calcext:value-type="float">
            <text:p>30757</text:p>
          </table:table-cell>
          <table:table-cell office:value-type="float" office:value="0.0451612903225806" calcext:value-type="float">
            <text:p>0.045161290322581</text:p>
          </table:table-cell>
        </table:table-row>
        <table:table-row table:style-name="ro1">
          <table:table-cell office:value-type="float" office:value="31951" calcext:value-type="float">
            <text:p>31951</text:p>
          </table:table-cell>
          <table:table-cell office:value-type="float" office:value="0.0443740095087163" calcext:value-type="float">
            <text:p>0.044374009508716</text:p>
          </table:table-cell>
        </table:table-row>
        <table:table-row table:style-name="ro1">
          <table:table-cell office:value-type="float" office:value="33015" calcext:value-type="float">
            <text:p>33015</text:p>
          </table:table-cell>
          <table:table-cell office:value-type="float" office:value="0.0430107526881721" calcext:value-type="float">
            <text:p>0.043010752688172</text:p>
          </table:table-cell>
        </table:table-row>
        <table:table-row table:style-name="ro1">
          <table:table-cell office:value-type="float" office:value="34076" calcext:value-type="float">
            <text:p>34076</text:p>
          </table:table-cell>
          <table:table-cell office:value-type="float" office:value="0.0417287630402385" calcext:value-type="float">
            <text:p>0.041728763040239</text:p>
          </table:table-cell>
        </table:table-row>
        <table:table-row table:style-name="ro1">
          <table:table-cell office:value-type="float" office:value="35135" calcext:value-type="float">
            <text:p>35135</text:p>
          </table:table-cell>
          <table:table-cell office:value-type="float" office:value="0.04099560761347" calcext:value-type="float">
            <text:p>0.04099560761347</text:p>
          </table:table-cell>
        </table:table-row>
        <table:table-row table:style-name="ro1">
          <table:table-cell office:value-type="float" office:value="36197" calcext:value-type="float">
            <text:p>36197</text:p>
          </table:table-cell>
          <table:table-cell office:value-type="float" office:value="0.0392706872370266" calcext:value-type="float">
            <text:p>0.039270687237027</text:p>
          </table:table-cell>
        </table:table-row>
        <table:table-row table:style-name="ro1">
          <table:table-cell office:value-type="float" office:value="37256" calcext:value-type="float">
            <text:p>37256</text:p>
          </table:table-cell>
          <table:table-cell office:value-type="float" office:value="0.0383561643835616" calcext:value-type="float">
            <text:p>0.038356164383562</text:p>
          </table:table-cell>
        </table:table-row>
        <table:table-row table:style-name="ro1">
          <table:table-cell office:value-type="float" office:value="38315" calcext:value-type="float">
            <text:p>38315</text:p>
          </table:table-cell>
          <table:table-cell office:value-type="float" office:value="0.0377358490566038" calcext:value-type="float">
            <text:p>0.037735849056604</text:p>
          </table:table-cell>
        </table:table-row>
        <table:table-row table:style-name="ro1">
          <table:table-cell office:value-type="float" office:value="39373" calcext:value-type="float">
            <text:p>39373</text:p>
          </table:table-cell>
          <table:table-cell office:value-type="float" office:value="0.037037037037037" calcext:value-type="float">
            <text:p>0.037037037037037</text:p>
          </table:table-cell>
        </table:table-row>
        <table:table-row table:style-name="ro1">
          <table:table-cell office:value-type="float" office:value="40433" calcext:value-type="float">
            <text:p>40433</text:p>
          </table:table-cell>
          <table:table-cell office:value-type="float" office:value="0.036697247706422" calcext:value-type="float">
            <text:p>0.036697247706422</text:p>
          </table:table-cell>
        </table:table-row>
        <table:table-row table:style-name="ro1">
          <table:table-cell office:value-type="float" office:value="41492" calcext:value-type="float">
            <text:p>41492</text:p>
          </table:table-cell>
          <table:table-cell office:value-type="float" office:value="0.0358514724711908" calcext:value-type="float">
            <text:p>0.035851472471191</text:p>
          </table:table-cell>
        </table:table-row>
        <table:table-row table:style-name="ro1">
          <table:table-cell office:value-type="float" office:value="42552" calcext:value-type="float">
            <text:p>42552</text:p>
          </table:table-cell>
          <table:table-cell office:value-type="float" office:value="0.0346964064436183" calcext:value-type="float">
            <text:p>0.034696406443618</text:p>
          </table:table-cell>
        </table:table-row>
        <table:table-row table:style-name="ro1">
          <table:table-cell office:value-type="float" office:value="43611" calcext:value-type="float">
            <text:p>43611</text:p>
          </table:table-cell>
          <table:table-cell office:value-type="float" office:value="0.033857315598549" calcext:value-type="float">
            <text:p>0.033857315598549</text:p>
          </table:table-cell>
        </table:table-row>
        <table:table-row table:style-name="ro1">
          <table:table-cell office:value-type="float" office:value="44672" calcext:value-type="float">
            <text:p>44672</text:p>
          </table:table-cell>
          <table:table-cell office:value-type="float" office:value="0.0333333333333333" calcext:value-type="float">
            <text:p>0.033333333333333</text:p>
          </table:table-cell>
        </table:table-row>
        <table:table-row table:style-name="ro1">
          <table:table-cell office:value-type="float" office:value="45733" calcext:value-type="float">
            <text:p>45733</text:p>
          </table:table-cell>
          <table:table-cell office:value-type="float" office:value="0.0325960419091967" calcext:value-type="float">
            <text:p>0.032596041909197</text:p>
          </table:table-cell>
        </table:table-row>
        <table:table-row table:style-name="ro1">
          <table:table-cell office:value-type="float" office:value="46792" calcext:value-type="float">
            <text:p>46792</text:p>
          </table:table-cell>
          <table:table-cell office:value-type="float" office:value="0.032" calcext:value-type="float">
            <text:p>0.032</text:p>
          </table:table-cell>
        </table:table-row>
        <table:table-row table:style-name="ro1">
          <table:table-cell office:value-type="float" office:value="47853" calcext:value-type="float">
            <text:p>47853</text:p>
          </table:table-cell>
          <table:table-cell office:value-type="float" office:value="0.0305010893246187" calcext:value-type="float">
            <text:p>0.030501089324619</text:p>
          </table:table-cell>
        </table:table-row>
        <table:table-row table:style-name="ro1">
          <table:table-cell office:value-type="float" office:value="48912" calcext:value-type="float">
            <text:p>48912</text:p>
          </table:table-cell>
          <table:table-cell office:value-type="float" office:value="0.0300751879699248" calcext:value-type="float">
            <text:p>0.030075187969925</text:p>
          </table:table-cell>
        </table:table-row>
        <table:table-row table:style-name="ro1">
          <table:table-cell office:value-type="float" office:value="49973" calcext:value-type="float">
            <text:p>49973</text:p>
          </table:table-cell>
          <table:table-cell office:value-type="float" office:value="0.0294736842105263" calcext:value-type="float">
            <text:p>0.029473684210526</text:p>
          </table:table-cell>
        </table:table-row>
        <table:table-row table:style-name="ro1">
          <table:table-cell office:value-type="float" office:value="51032" calcext:value-type="float">
            <text:p>51032</text:p>
          </table:table-cell>
          <table:table-cell office:value-type="float" office:value="0.0286885245901639" calcext:value-type="float">
            <text:p>0.028688524590164</text:p>
          </table:table-cell>
        </table:table-row>
        <table:table-row table:style-name="ro1">
          <table:table-cell office:value-type="float" office:value="52225" calcext:value-type="float">
            <text:p>52225</text:p>
          </table:table-cell>
          <table:table-cell office:value-type="float" office:value="0.0284842319430315" calcext:value-type="float">
            <text:p>0.028484231943032</text:p>
          </table:table-cell>
        </table:table-row>
        <table:table-row table:style-name="ro1">
          <table:table-cell office:value-type="float" office:value="53416" calcext:value-type="float">
            <text:p>53416</text:p>
          </table:table-cell>
          <table:table-cell office:value-type="float" office:value="0.028169014084507" calcext:value-type="float">
            <text:p>0.028169014084507</text:p>
          </table:table-cell>
        </table:table-row>
        <table:table-row table:style-name="ro1">
          <table:table-cell office:value-type="float" office:value="54477" calcext:value-type="float">
            <text:p>54477</text:p>
          </table:table-cell>
          <table:table-cell office:value-type="float" office:value="0.0277227722772277" calcext:value-type="float">
            <text:p>0.027722772277228</text:p>
          </table:table-cell>
        </table:table-row>
        <table:table-row table:style-name="ro1">
          <table:table-cell office:value-type="float" office:value="55536" calcext:value-type="float">
            <text:p>55536</text:p>
          </table:table-cell>
          <table:table-cell office:value-type="float" office:value="0.0271055179090029" calcext:value-type="float">
            <text:p>0.027105517909003</text:p>
          </table:table-cell>
        </table:table-row>
        <table:table-row table:style-name="ro1">
          <table:table-cell office:value-type="float" office:value="56861" calcext:value-type="float">
            <text:p>56861</text:p>
          </table:table-cell>
          <table:table-cell office:value-type="float" office:value="0.0264650283553875" calcext:value-type="float">
            <text:p>0.026465028355388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076" calcext:value-type="float">
            <text:p>10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50" calcext:value-type="float">
            <text:p>2250</text:p>
          </table:table-cell>
          <table:table-cell office:value-type="float" office:value="0.0888888888888889" calcext:value-type="float">
            <text:p>0.088888888888889</text:p>
          </table:table-cell>
        </table:table-row>
        <table:table-row table:style-name="ro1">
          <table:table-cell office:value-type="float" office:value="3305" calcext:value-type="float">
            <text:p>3305</text:p>
          </table:table-cell>
          <table:table-cell office:value-type="float" office:value="0.0857142857142857" calcext:value-type="float">
            <text:p>0.085714285714286</text:p>
          </table:table-cell>
        </table:table-row>
        <table:table-row table:style-name="ro1">
          <table:table-cell office:value-type="float" office:value="4384" calcext:value-type="float">
            <text:p>4384</text:p>
          </table:table-cell>
          <table:table-cell office:value-type="float" office:value="0.119565217391304" calcext:value-type="float">
            <text:p>0.119565217391304</text:p>
          </table:table-cell>
        </table:table-row>
        <table:table-row table:style-name="ro1">
          <table:table-cell office:value-type="float" office:value="5403" calcext:value-type="float">
            <text:p>5403</text:p>
          </table:table-cell>
          <table:table-cell office:value-type="float" office:value="0.117647058823529" calcext:value-type="float">
            <text:p>0.117647058823529</text:p>
          </table:table-cell>
        </table:table-row>
        <table:table-row table:style-name="ro1">
          <table:table-cell office:value-type="float" office:value="6575" calcext:value-type="float">
            <text:p>6575</text:p>
          </table:table-cell>
          <table:table-cell office:value-type="float" office:value="0.118881118881119" calcext:value-type="float">
            <text:p>0.118881118881119</text:p>
          </table:table-cell>
        </table:table-row>
        <table:table-row table:style-name="ro1">
          <table:table-cell office:value-type="float" office:value="7790" calcext:value-type="float">
            <text:p>7790</text:p>
          </table:table-cell>
          <table:table-cell office:value-type="float" office:value="0.125" calcext:value-type="float">
            <text:p>0.125</text:p>
          </table:table-cell>
        </table:table-row>
        <table:table-row table:style-name="ro1">
          <table:table-cell office:value-type="float" office:value="8915" calcext:value-type="float">
            <text:p>8915</text:p>
          </table:table-cell>
          <table:table-cell office:value-type="float" office:value="0.122994652406417" calcext:value-type="float">
            <text:p>0.122994652406417</text:p>
          </table:table-cell>
        </table:table-row>
        <table:table-row table:style-name="ro1">
          <table:table-cell office:value-type="float" office:value="9934" calcext:value-type="float">
            <text:p>9934</text:p>
          </table:table-cell>
          <table:table-cell office:value-type="float" office:value="0.116161616161616" calcext:value-type="float">
            <text:p>0.116161616161616</text:p>
          </table:table-cell>
        </table:table-row>
        <table:table-row table:style-name="ro1">
          <table:table-cell office:value-type="float" office:value="11465" calcext:value-type="float">
            <text:p>11465</text:p>
          </table:table-cell>
          <table:table-cell office:value-type="float" office:value="0.0987124463519313" calcext:value-type="float">
            <text:p>0.098712446351931</text:p>
          </table:table-cell>
        </table:table-row>
        <table:table-row table:style-name="ro1">
          <table:table-cell office:value-type="float" office:value="12488" calcext:value-type="float">
            <text:p>12488</text:p>
          </table:table-cell>
          <table:table-cell office:value-type="float" office:value="0.0980392156862745" calcext:value-type="float">
            <text:p>0.098039215686275</text:p>
          </table:table-cell>
        </table:table-row>
        <table:table-row table:style-name="ro1">
          <table:table-cell office:value-type="float" office:value="13656" calcext:value-type="float">
            <text:p>13656</text:p>
          </table:table-cell>
          <table:table-cell office:value-type="float" office:value="0.0931899641577061" calcext:value-type="float">
            <text:p>0.093189964157706</text:p>
          </table:table-cell>
        </table:table-row>
        <table:table-row table:style-name="ro1">
          <table:table-cell office:value-type="float" office:value="14821" calcext:value-type="float">
            <text:p>14821</text:p>
          </table:table-cell>
          <table:table-cell office:value-type="float" office:value="0.0863787375415282" calcext:value-type="float">
            <text:p>0.086378737541528</text:p>
          </table:table-cell>
        </table:table-row>
        <table:table-row table:style-name="ro1">
          <table:table-cell office:value-type="float" office:value="15861" calcext:value-type="float">
            <text:p>15861</text:p>
          </table:table-cell>
          <table:table-cell office:value-type="float" office:value="0.0849056603773585" calcext:value-type="float">
            <text:p>0.084905660377359</text:p>
          </table:table-cell>
        </table:table-row>
        <table:table-row table:style-name="ro1">
          <table:table-cell office:value-type="float" office:value="17306" calcext:value-type="float">
            <text:p>17306</text:p>
          </table:table-cell>
          <table:table-cell office:value-type="float" office:value="0.0823170731707317" calcext:value-type="float">
            <text:p>0.082317073170732</text:p>
          </table:table-cell>
        </table:table-row>
        <table:table-row table:style-name="ro1">
          <table:table-cell office:value-type="float" office:value="18621" calcext:value-type="float">
            <text:p>18621</text:p>
          </table:table-cell>
          <table:table-cell office:value-type="float" office:value="0.0787172011661808" calcext:value-type="float">
            <text:p>0.078717201166181</text:p>
          </table:table-cell>
        </table:table-row>
        <table:table-row table:style-name="ro1">
          <table:table-cell office:value-type="float" office:value="19673" calcext:value-type="float">
            <text:p>19673</text:p>
          </table:table-cell>
          <table:table-cell office:value-type="float" office:value="0.0752089136490251" calcext:value-type="float">
            <text:p>0.075208913649025</text:p>
          </table:table-cell>
        </table:table-row>
        <table:table-row table:style-name="ro1">
          <table:table-cell office:value-type="float" office:value="20726" calcext:value-type="float">
            <text:p>20726</text:p>
          </table:table-cell>
          <table:table-cell office:value-type="float" office:value="0.0708661417322835" calcext:value-type="float">
            <text:p>0.070866141732284</text:p>
          </table:table-cell>
        </table:table-row>
        <table:table-row table:style-name="ro1">
          <table:table-cell office:value-type="float" office:value="21778" calcext:value-type="float">
            <text:p>21778</text:p>
          </table:table-cell>
          <table:table-cell office:value-type="float" office:value="0.0673316708229426" calcext:value-type="float">
            <text:p>0.067331670822943</text:p>
          </table:table-cell>
        </table:table-row>
        <table:table-row table:style-name="ro1">
          <table:table-cell office:value-type="float" office:value="22828" calcext:value-type="float">
            <text:p>22828</text:p>
          </table:table-cell>
          <table:table-cell office:value-type="float" office:value="0.0656934306569343" calcext:value-type="float">
            <text:p>0.065693430656934</text:p>
          </table:table-cell>
        </table:table-row>
        <table:table-row table:style-name="ro1">
          <table:table-cell office:value-type="float" office:value="23882" calcext:value-type="float">
            <text:p>23882</text:p>
          </table:table-cell>
          <table:table-cell office:value-type="float" office:value="0.0633802816901408" calcext:value-type="float">
            <text:p>0.063380281690141</text:p>
          </table:table-cell>
        </table:table-row>
        <table:table-row table:style-name="ro1">
          <table:table-cell office:value-type="float" office:value="25065" calcext:value-type="float">
            <text:p>25065</text:p>
          </table:table-cell>
          <table:table-cell office:value-type="float" office:value="0.0610859728506787" calcext:value-type="float">
            <text:p>0.061085972850679</text:p>
          </table:table-cell>
        </table:table-row>
        <table:table-row table:style-name="ro1">
          <table:table-cell office:value-type="float" office:value="26118" calcext:value-type="float">
            <text:p>26118</text:p>
          </table:table-cell>
          <table:table-cell office:value-type="float" office:value="0.0579399141630901" calcext:value-type="float">
            <text:p>0.05793991416309</text:p>
          </table:table-cell>
        </table:table-row>
        <table:table-row table:style-name="ro1">
          <table:table-cell office:value-type="float" office:value="27170" calcext:value-type="float">
            <text:p>27170</text:p>
          </table:table-cell>
          <table:table-cell office:value-type="float" office:value="0.0548780487804878" calcext:value-type="float">
            <text:p>0.054878048780488</text:p>
          </table:table-cell>
        </table:table-row>
        <table:table-row table:style-name="ro1">
          <table:table-cell office:value-type="float" office:value="28221" calcext:value-type="float">
            <text:p>28221</text:p>
          </table:table-cell>
          <table:table-cell office:value-type="float" office:value="0.0535714285714286" calcext:value-type="float">
            <text:p>0.053571428571429</text:p>
          </table:table-cell>
        </table:table-row>
        <table:table-row table:style-name="ro1">
          <table:table-cell office:value-type="float" office:value="29411" calcext:value-type="float">
            <text:p>29411</text:p>
          </table:table-cell>
          <table:table-cell office:value-type="float" office:value="0.0508474576271187" calcext:value-type="float">
            <text:p>0.050847457627119</text:p>
          </table:table-cell>
        </table:table-row>
        <table:table-row table:style-name="ro1">
          <table:table-cell office:value-type="float" office:value="30472" calcext:value-type="float">
            <text:p>30472</text:p>
          </table:table-cell>
          <table:table-cell office:value-type="float" office:value="0.0516605166051661" calcext:value-type="float">
            <text:p>0.051660516605166</text:p>
          </table:table-cell>
        </table:table-row>
        <table:table-row table:style-name="ro1">
          <table:table-cell office:value-type="float" office:value="31534" calcext:value-type="float">
            <text:p>31534</text:p>
          </table:table-cell>
          <table:table-cell office:value-type="float" office:value="0.0502692998204668" calcext:value-type="float">
            <text:p>0.050269299820467</text:p>
          </table:table-cell>
        </table:table-row>
        <table:table-row table:style-name="ro1">
          <table:table-cell office:value-type="float" office:value="32596" calcext:value-type="float">
            <text:p>32596</text:p>
          </table:table-cell>
          <table:table-cell office:value-type="float" office:value="0.048951048951049" calcext:value-type="float">
            <text:p>0.048951048951049</text:p>
          </table:table-cell>
        </table:table-row>
        <table:table-row table:style-name="ro1">
          <table:table-cell office:value-type="float" office:value="33657" calcext:value-type="float">
            <text:p>33657</text:p>
          </table:table-cell>
          <table:table-cell office:value-type="float" office:value="0.0479452054794521" calcext:value-type="float">
            <text:p>0.047945205479452</text:p>
          </table:table-cell>
        </table:table-row>
        <table:table-row table:style-name="ro1">
          <table:table-cell office:value-type="float" office:value="34850" calcext:value-type="float">
            <text:p>34850</text:p>
          </table:table-cell>
          <table:table-cell office:value-type="float" office:value="0.0475409836065574" calcext:value-type="float">
            <text:p>0.047540983606557</text:p>
          </table:table-cell>
        </table:table-row>
        <table:table-row table:style-name="ro1">
          <table:table-cell office:value-type="float" office:value="36319" calcext:value-type="float">
            <text:p>36319</text:p>
          </table:table-cell>
          <table:table-cell office:value-type="float" office:value="0.046474358974359" calcext:value-type="float">
            <text:p>0.046474358974359</text:p>
          </table:table-cell>
        </table:table-row>
        <table:table-row table:style-name="ro1">
          <table:table-cell office:value-type="float" office:value="37388" calcext:value-type="float">
            <text:p>37388</text:p>
          </table:table-cell>
          <table:table-cell office:value-type="float" office:value="0.044478527607362" calcext:value-type="float">
            <text:p>0.044478527607362</text:p>
          </table:table-cell>
        </table:table-row>
        <table:table-row table:style-name="ro1">
          <table:table-cell office:value-type="float" office:value="38465" calcext:value-type="float">
            <text:p>38465</text:p>
          </table:table-cell>
          <table:table-cell office:value-type="float" office:value="0.0457902511078287" calcext:value-type="float">
            <text:p>0.045790251107829</text:p>
          </table:table-cell>
        </table:table-row>
        <table:table-row table:style-name="ro1">
          <table:table-cell office:value-type="float" office:value="39555" calcext:value-type="float">
            <text:p>39555</text:p>
          </table:table-cell>
          <table:table-cell office:value-type="float" office:value="0.0452554744525548" calcext:value-type="float">
            <text:p>0.045255474452555</text:p>
          </table:table-cell>
        </table:table-row>
        <table:table-row table:style-name="ro1">
          <table:table-cell office:value-type="float" office:value="40646" calcext:value-type="float">
            <text:p>40646</text:p>
          </table:table-cell>
          <table:table-cell office:value-type="float" office:value="0.0446043165467626" calcext:value-type="float">
            <text:p>0.044604316546763</text:p>
          </table:table-cell>
        </table:table-row>
        <table:table-row table:style-name="ro1">
          <table:table-cell office:value-type="float" office:value="41739" calcext:value-type="float">
            <text:p>41739</text:p>
          </table:table-cell>
          <table:table-cell office:value-type="float" office:value="0.0428176795580111" calcext:value-type="float">
            <text:p>0.042817679558011</text:p>
          </table:table-cell>
        </table:table-row>
        <table:table-row table:style-name="ro1">
          <table:table-cell office:value-type="float" office:value="42832" calcext:value-type="float">
            <text:p>42832</text:p>
          </table:table-cell>
          <table:table-cell office:value-type="float" office:value="0.0418353576248313" calcext:value-type="float">
            <text:p>0.041835357624831</text:p>
          </table:table-cell>
        </table:table-row>
        <table:table-row table:style-name="ro1">
          <table:table-cell office:value-type="float" office:value="43930" calcext:value-type="float">
            <text:p>43930</text:p>
          </table:table-cell>
          <table:table-cell office:value-type="float" office:value="0.0418300653594771" calcext:value-type="float">
            <text:p>0.041830065359477</text:p>
          </table:table-cell>
        </table:table-row>
        <table:table-row table:style-name="ro1">
          <table:table-cell office:value-type="float" office:value="45181" calcext:value-type="float">
            <text:p>45181</text:p>
          </table:table-cell>
          <table:table-cell office:value-type="float" office:value="0.0421455938697318" calcext:value-type="float">
            <text:p>0.042145593869732</text:p>
          </table:table-cell>
        </table:table-row>
        <table:table-row table:style-name="ro1">
          <table:table-cell office:value-type="float" office:value="46302" calcext:value-type="float">
            <text:p>46302</text:p>
          </table:table-cell>
          <table:table-cell office:value-type="float" office:value="0.0419235511713933" calcext:value-type="float">
            <text:p>0.041923551171393</text:p>
          </table:table-cell>
        </table:table-row>
        <table:table-row table:style-name="ro1">
          <table:table-cell office:value-type="float" office:value="47567" calcext:value-type="float">
            <text:p>47567</text:p>
          </table:table-cell>
          <table:table-cell office:value-type="float" office:value="0.0411124546553809" calcext:value-type="float">
            <text:p>0.041112454655381</text:p>
          </table:table-cell>
        </table:table-row>
        <table:table-row table:style-name="ro1">
          <table:table-cell office:value-type="float" office:value="48831" calcext:value-type="float">
            <text:p>48831</text:p>
          </table:table-cell>
          <table:table-cell office:value-type="float" office:value="0.0403321470937129" calcext:value-type="float">
            <text:p>0.040332147093713</text:p>
          </table:table-cell>
        </table:table-row>
        <table:table-row table:style-name="ro1">
          <table:table-cell office:value-type="float" office:value="49955" calcext:value-type="float">
            <text:p>49955</text:p>
          </table:table-cell>
          <table:table-cell office:value-type="float" office:value="0.0399529964747356" calcext:value-type="float">
            <text:p>0.039952996474736</text:p>
          </table:table-cell>
        </table:table-row>
        <table:table-row table:style-name="ro1">
          <table:table-cell office:value-type="float" office:value="51079" calcext:value-type="float">
            <text:p>51079</text:p>
          </table:table-cell>
          <table:table-cell office:value-type="float" office:value="0.0391254315304948" calcext:value-type="float">
            <text:p>0.039125431530495</text:p>
          </table:table-cell>
        </table:table-row>
        <table:table-row table:style-name="ro1">
          <table:table-cell office:value-type="float" office:value="52204" calcext:value-type="float">
            <text:p>52204</text:p>
          </table:table-cell>
          <table:table-cell office:value-type="float" office:value="0.0388127853881278" calcext:value-type="float">
            <text:p>0.038812785388128</text:p>
          </table:table-cell>
        </table:table-row>
        <table:table-row table:style-name="ro1">
          <table:table-cell office:value-type="float" office:value="53483" calcext:value-type="float">
            <text:p>53483</text:p>
          </table:table-cell>
          <table:table-cell office:value-type="float" office:value="0.0390625" calcext:value-type="float">
            <text:p>0.0390625</text:p>
          </table:table-cell>
        </table:table-row>
        <table:table-row table:style-name="ro1">
          <table:table-cell office:value-type="float" office:value="54629" calcext:value-type="float">
            <text:p>54629</text:p>
          </table:table-cell>
          <table:table-cell office:value-type="float" office:value="0.0392584514721919" calcext:value-type="float">
            <text:p>0.039258451472192</text:p>
          </table:table-cell>
        </table:table-row>
        <table:table-row table:style-name="ro1">
          <table:table-cell office:value-type="float" office:value="55776" calcext:value-type="float">
            <text:p>55776</text:p>
          </table:table-cell>
          <table:table-cell office:value-type="float" office:value="0.0385026737967915" calcext:value-type="float">
            <text:p>0.038502673796792</text:p>
          </table:table-cell>
        </table:table-row>
        <table:table-row table:style-name="ro1">
          <table:table-cell office:value-type="float" office:value="56780" calcext:value-type="float">
            <text:p>56780</text:p>
          </table:table-cell>
          <table:table-cell office:value-type="float" office:value="0.0375782881002088" calcext:value-type="float">
            <text:p>0.037578288100209</text:p>
          </table:table-cell>
        </table:table-row>
        <table:table-row table:style-name="ro1">
          <table:table-cell office:value-type="float" office:value="57785" calcext:value-type="float">
            <text:p>57785</text:p>
          </table:table-cell>
          <table:table-cell office:value-type="float" office:value="0.0368098159509203" calcext:value-type="float">
            <text:p>0.03680981595092</text:p>
          </table:table-cell>
        </table:table-row>
        <table:table-row table:style-name="ro1">
          <table:table-cell office:value-type="float" office:value="58933" calcext:value-type="float">
            <text:p>58933</text:p>
          </table:table-cell>
          <table:table-cell office:value-type="float" office:value="0.0365482233502538" calcext:value-type="float">
            <text:p>0.036548223350254</text:p>
          </table:table-cell>
        </table:table-row>
        <table:table-row table:style-name="ro1">
          <table:table-cell office:value-type="float" office:value="59937" calcext:value-type="float">
            <text:p>59937</text:p>
          </table:table-cell>
          <table:table-cell office:value-type="float" office:value="0.0361809045226131" calcext:value-type="float">
            <text:p>0.036180904522613</text:p>
          </table:table-cell>
        </table:table-row>
        <table:table-row table:style-name="ro1">
          <table:table-cell office:value-type="float" office:value="60941" calcext:value-type="float">
            <text:p>60941</text:p>
          </table:table-cell>
          <table:table-cell office:value-type="float" office:value="0.0356083086053413" calcext:value-type="float">
            <text:p>0.03560830860534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057" calcext:value-type="float">
            <text:p>10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09" calcext:value-type="float">
            <text:p>2209</text:p>
          </table:table-cell>
          <table:table-cell office:value-type="float" office:value="0.18" calcext:value-type="float">
            <text:p>0.18</text:p>
          </table:table-cell>
        </table:table-row>
        <table:table-row table:style-name="ro1">
          <table:table-cell office:value-type="float" office:value="3376" calcext:value-type="float">
            <text:p>3376</text:p>
          </table:table-cell>
          <table:table-cell office:value-type="float" office:value="0.284403669724771" calcext:value-type="float">
            <text:p>0.284403669724771</text:p>
          </table:table-cell>
        </table:table-row>
        <table:table-row table:style-name="ro1">
          <table:table-cell office:value-type="float" office:value="4410" calcext:value-type="float">
            <text:p>4410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5562" calcext:value-type="float">
            <text:p>5562</text:p>
          </table:table-cell>
          <table:table-cell office:value-type="float" office:value="0.27972027972028" calcext:value-type="float">
            <text:p>0.27972027972028</text:p>
          </table:table-cell>
        </table:table-row>
        <table:table-row table:style-name="ro1">
          <table:table-cell office:value-type="float" office:value="6616" calcext:value-type="float">
            <text:p>6616</text:p>
          </table:table-cell>
          <table:table-cell office:value-type="float" office:value="0.269736842105263" calcext:value-type="float">
            <text:p>0.269736842105263</text:p>
          </table:table-cell>
        </table:table-row>
        <table:table-row table:style-name="ro1">
          <table:table-cell office:value-type="float" office:value="7830" calcext:value-type="float">
            <text:p>7830</text:p>
          </table:table-cell>
          <table:table-cell office:value-type="float" office:value="0.23463687150838" calcext:value-type="float">
            <text:p>0.23463687150838</text:p>
          </table:table-cell>
        </table:table-row>
        <table:table-row table:style-name="ro1">
          <table:table-cell office:value-type="float" office:value="8907" calcext:value-type="float">
            <text:p>8907</text:p>
          </table:table-cell>
          <table:table-cell office:value-type="float" office:value="0.205882352941176" calcext:value-type="float">
            <text:p>0.205882352941176</text:p>
          </table:table-cell>
        </table:table-row>
        <table:table-row table:style-name="ro1">
          <table:table-cell office:value-type="float" office:value="10128" calcext:value-type="float">
            <text:p>10128</text:p>
          </table:table-cell>
          <table:table-cell office:value-type="float" office:value="0.192660550458716" calcext:value-type="float">
            <text:p>0.192660550458716</text:p>
          </table:table-cell>
        </table:table-row>
        <table:table-row table:style-name="ro1">
          <table:table-cell office:value-type="float" office:value="11195" calcext:value-type="float">
            <text:p>11195</text:p>
          </table:table-cell>
          <table:table-cell office:value-type="float" office:value="0.185022026431718" calcext:value-type="float">
            <text:p>0.185022026431718</text:p>
          </table:table-cell>
        </table:table-row>
        <table:table-row table:style-name="ro1">
          <table:table-cell office:value-type="float" office:value="12414" calcext:value-type="float">
            <text:p>12414</text:p>
          </table:table-cell>
          <table:table-cell office:value-type="float" office:value="0.176470588235294" calcext:value-type="float">
            <text:p>0.176470588235294</text:p>
          </table:table-cell>
        </table:table-row>
        <table:table-row table:style-name="ro1">
          <table:table-cell office:value-type="float" office:value="13482" calcext:value-type="float">
            <text:p>13482</text:p>
          </table:table-cell>
          <table:table-cell office:value-type="float" office:value="0.169354838709677" calcext:value-type="float">
            <text:p>0.169354838709677</text:p>
          </table:table-cell>
        </table:table-row>
        <table:table-row table:style-name="ro1">
          <table:table-cell office:value-type="float" office:value="14550" calcext:value-type="float">
            <text:p>14550</text:p>
          </table:table-cell>
          <table:table-cell office:value-type="float" office:value="0.159695817490494" calcext:value-type="float">
            <text:p>0.159695817490494</text:p>
          </table:table-cell>
        </table:table-row>
        <table:table-row table:style-name="ro1">
          <table:table-cell office:value-type="float" office:value="15616" calcext:value-type="float">
            <text:p>15616</text:p>
          </table:table-cell>
          <table:table-cell office:value-type="float" office:value="0.157509157509158" calcext:value-type="float">
            <text:p>0.157509157509158</text:p>
          </table:table-cell>
        </table:table-row>
        <table:table-row table:style-name="ro1">
          <table:table-cell office:value-type="float" office:value="16698" calcext:value-type="float">
            <text:p>16698</text:p>
          </table:table-cell>
          <table:table-cell office:value-type="float" office:value="0.15034965034965" calcext:value-type="float">
            <text:p>0.15034965034965</text:p>
          </table:table-cell>
        </table:table-row>
        <table:table-row table:style-name="ro1">
          <table:table-cell office:value-type="float" office:value="17782" calcext:value-type="float">
            <text:p>17782</text:p>
          </table:table-cell>
          <table:table-cell office:value-type="float" office:value="0.13961038961039" calcext:value-type="float">
            <text:p>0.13961038961039</text:p>
          </table:table-cell>
        </table:table-row>
        <table:table-row table:style-name="ro1">
          <table:table-cell office:value-type="float" office:value="18865" calcext:value-type="float">
            <text:p>18865</text:p>
          </table:table-cell>
          <table:table-cell office:value-type="float" office:value="0.127596439169139" calcext:value-type="float">
            <text:p>0.127596439169139</text:p>
          </table:table-cell>
        </table:table-row>
        <table:table-row table:style-name="ro1">
          <table:table-cell office:value-type="float" office:value="19946" calcext:value-type="float">
            <text:p>19946</text:p>
          </table:table-cell>
          <table:table-cell office:value-type="float" office:value="0.12112676056338" calcext:value-type="float">
            <text:p>0.12112676056338</text:p>
          </table:table-cell>
        </table:table-row>
        <table:table-row table:style-name="ro1">
          <table:table-cell office:value-type="float" office:value="21031" calcext:value-type="float">
            <text:p>21031</text:p>
          </table:table-cell>
          <table:table-cell office:value-type="float" office:value="0.118457300275482" calcext:value-type="float">
            <text:p>0.118457300275482</text:p>
          </table:table-cell>
        </table:table-row>
        <table:table-row table:style-name="ro1">
          <table:table-cell office:value-type="float" office:value="22112" calcext:value-type="float">
            <text:p>22112</text:p>
          </table:table-cell>
          <table:table-cell office:value-type="float" office:value="0.114666666666667" calcext:value-type="float">
            <text:p>0.114666666666667</text:p>
          </table:table-cell>
        </table:table-row>
        <table:table-row table:style-name="ro1">
          <table:table-cell office:value-type="float" office:value="23194" calcext:value-type="float">
            <text:p>23194</text:p>
          </table:table-cell>
          <table:table-cell office:value-type="float" office:value="0.113989637305699" calcext:value-type="float">
            <text:p>0.113989637305699</text:p>
          </table:table-cell>
        </table:table-row>
        <table:table-row table:style-name="ro1">
          <table:table-cell office:value-type="float" office:value="24294" calcext:value-type="float">
            <text:p>24294</text:p>
          </table:table-cell>
          <table:table-cell office:value-type="float" office:value="0.111904761904762" calcext:value-type="float">
            <text:p>0.111904761904762</text:p>
          </table:table-cell>
        </table:table-row>
        <table:table-row table:style-name="ro1">
          <table:table-cell office:value-type="float" office:value="25740" calcext:value-type="float">
            <text:p>25740</text:p>
          </table:table-cell>
          <table:table-cell office:value-type="float" office:value="0.109339407744875" calcext:value-type="float">
            <text:p>0.109339407744875</text:p>
          </table:table-cell>
        </table:table-row>
        <table:table-row table:style-name="ro1">
          <table:table-cell office:value-type="float" office:value="27195" calcext:value-type="float">
            <text:p>27195</text:p>
          </table:table-cell>
          <table:table-cell office:value-type="float" office:value="0.106666666666667" calcext:value-type="float">
            <text:p>0.106666666666667</text:p>
          </table:table-cell>
        </table:table-row>
        <table:table-row table:style-name="ro1">
          <table:table-cell office:value-type="float" office:value="28331" calcext:value-type="float">
            <text:p>28331</text:p>
          </table:table-cell>
          <table:table-cell office:value-type="float" office:value="0.101479915433404" calcext:value-type="float">
            <text:p>0.101479915433404</text:p>
          </table:table-cell>
        </table:table-row>
        <table:table-row table:style-name="ro1">
          <table:table-cell office:value-type="float" office:value="29462" calcext:value-type="float">
            <text:p>29462</text:p>
          </table:table-cell>
          <table:table-cell office:value-type="float" office:value="0.0995850622406639" calcext:value-type="float">
            <text:p>0.099585062240664</text:p>
          </table:table-cell>
        </table:table-row>
        <table:table-row table:style-name="ro1">
          <table:table-cell office:value-type="float" office:value="30594" calcext:value-type="float">
            <text:p>30594</text:p>
          </table:table-cell>
          <table:table-cell office:value-type="float" office:value="0.096969696969697" calcext:value-type="float">
            <text:p>0.096969696969697</text:p>
          </table:table-cell>
        </table:table-row>
        <table:table-row table:style-name="ro1">
          <table:table-cell office:value-type="float" office:value="32214" calcext:value-type="float">
            <text:p>32214</text:p>
          </table:table-cell>
          <table:table-cell office:value-type="float" office:value="0.0952380952380952" calcext:value-type="float">
            <text:p>0.095238095238095</text:p>
          </table:table-cell>
        </table:table-row>
        <table:table-row table:style-name="ro1">
          <table:table-cell office:value-type="float" office:value="33516" calcext:value-type="float">
            <text:p>33516</text:p>
          </table:table-cell>
          <table:table-cell office:value-type="float" office:value="0.0926640926640927" calcext:value-type="float">
            <text:p>0.092664092664093</text:p>
          </table:table-cell>
        </table:table-row>
        <table:table-row table:style-name="ro1">
          <table:table-cell office:value-type="float" office:value="34809" calcext:value-type="float">
            <text:p>34809</text:p>
          </table:table-cell>
          <table:table-cell office:value-type="float" office:value="0.0898876404494382" calcext:value-type="float">
            <text:p>0.089887640449438</text:p>
          </table:table-cell>
        </table:table-row>
        <table:table-row table:style-name="ro1">
          <table:table-cell office:value-type="float" office:value="35939" calcext:value-type="float">
            <text:p>35939</text:p>
          </table:table-cell>
          <table:table-cell office:value-type="float" office:value="0.0890538033395176" calcext:value-type="float">
            <text:p>0.089053803339518</text:p>
          </table:table-cell>
        </table:table-row>
        <table:table-row table:style-name="ro1">
          <table:table-cell office:value-type="float" office:value="37243" calcext:value-type="float">
            <text:p>37243</text:p>
          </table:table-cell>
          <table:table-cell office:value-type="float" office:value="0.0867256637168142" calcext:value-type="float">
            <text:p>0.086725663716814</text:p>
          </table:table-cell>
        </table:table-row>
        <table:table-row table:style-name="ro1">
          <table:table-cell office:value-type="float" office:value="38390" calcext:value-type="float">
            <text:p>38390</text:p>
          </table:table-cell>
          <table:table-cell office:value-type="float" office:value="0.083617747440273" calcext:value-type="float">
            <text:p>0.083617747440273</text:p>
          </table:table-cell>
        </table:table-row>
        <table:table-row table:style-name="ro1">
          <table:table-cell office:value-type="float" office:value="39535" calcext:value-type="float">
            <text:p>39535</text:p>
          </table:table-cell>
          <table:table-cell office:value-type="float" office:value="0.0816666666666667" calcext:value-type="float">
            <text:p>0.081666666666667</text:p>
          </table:table-cell>
        </table:table-row>
        <table:table-row table:style-name="ro1">
          <table:table-cell office:value-type="float" office:value="40679" calcext:value-type="float">
            <text:p>40679</text:p>
          </table:table-cell>
          <table:table-cell office:value-type="float" office:value="0.0781499202551834" calcext:value-type="float">
            <text:p>0.078149920255184</text:p>
          </table:table-cell>
        </table:table-row>
        <table:table-row table:style-name="ro1">
          <table:table-cell office:value-type="float" office:value="41991" calcext:value-type="float">
            <text:p>41991</text:p>
          </table:table-cell>
          <table:table-cell office:value-type="float" office:value="0.0773993808049536" calcext:value-type="float">
            <text:p>0.077399380804954</text:p>
          </table:table-cell>
        </table:table-row>
        <table:table-row table:style-name="ro1">
          <table:table-cell office:value-type="float" office:value="43150" calcext:value-type="float">
            <text:p>43150</text:p>
          </table:table-cell>
          <table:table-cell office:value-type="float" office:value="0.0753012048192771" calcext:value-type="float">
            <text:p>0.075301204819277</text:p>
          </table:table-cell>
        </table:table-row>
        <table:table-row table:style-name="ro1">
          <table:table-cell office:value-type="float" office:value="44310" calcext:value-type="float">
            <text:p>44310</text:p>
          </table:table-cell>
          <table:table-cell office:value-type="float" office:value="0.0750750750750751" calcext:value-type="float">
            <text:p>0.075075075075075</text:p>
          </table:table-cell>
        </table:table-row>
        <table:table-row table:style-name="ro1">
          <table:table-cell office:value-type="float" office:value="45467" calcext:value-type="float">
            <text:p>45467</text:p>
          </table:table-cell>
          <table:table-cell office:value-type="float" office:value="0.0737463126843658" calcext:value-type="float">
            <text:p>0.073746312684366</text:p>
          </table:table-cell>
        </table:table-row>
        <table:table-row table:style-name="ro1">
          <table:table-cell office:value-type="float" office:value="46627" calcext:value-type="float">
            <text:p>46627</text:p>
          </table:table-cell>
          <table:table-cell office:value-type="float" office:value="0.0706214689265537" calcext:value-type="float">
            <text:p>0.070621468926554</text:p>
          </table:table-cell>
        </table:table-row>
        <table:table-row table:style-name="ro1">
          <table:table-cell office:value-type="float" office:value="47785" calcext:value-type="float">
            <text:p>47785</text:p>
          </table:table-cell>
          <table:table-cell office:value-type="float" office:value="0.0711297071129707" calcext:value-type="float">
            <text:p>0.071129707112971</text:p>
          </table:table-cell>
        </table:table-row>
        <table:table-row table:style-name="ro1">
          <table:table-cell office:value-type="float" office:value="48952" calcext:value-type="float">
            <text:p>48952</text:p>
          </table:table-cell>
          <table:table-cell office:value-type="float" office:value="0.0686406460296097" calcext:value-type="float">
            <text:p>0.06864064602961</text:p>
          </table:table-cell>
        </table:table-row>
        <table:table-row table:style-name="ro1">
          <table:table-cell office:value-type="float" office:value="50118" calcext:value-type="float">
            <text:p>50118</text:p>
          </table:table-cell>
          <table:table-cell office:value-type="float" office:value="0.066579634464752" calcext:value-type="float">
            <text:p>0.066579634464752</text:p>
          </table:table-cell>
        </table:table-row>
        <table:table-row table:style-name="ro1">
          <table:table-cell office:value-type="float" office:value="51284" calcext:value-type="float">
            <text:p>51284</text:p>
          </table:table-cell>
          <table:table-cell office:value-type="float" office:value="0.0653008962868118" calcext:value-type="float">
            <text:p>0.065300896286812</text:p>
          </table:table-cell>
        </table:table-row>
        <table:table-row table:style-name="ro1">
          <table:table-cell office:value-type="float" office:value="52449" calcext:value-type="float">
            <text:p>52449</text:p>
          </table:table-cell>
          <table:table-cell office:value-type="float" office:value="0.0639899623588457" calcext:value-type="float">
            <text:p>0.063989962358846</text:p>
          </table:table-cell>
        </table:table-row>
        <table:table-row table:style-name="ro1">
          <table:table-cell office:value-type="float" office:value="53782" calcext:value-type="float">
            <text:p>53782</text:p>
          </table:table-cell>
          <table:table-cell office:value-type="float" office:value="0.0630407911001236" calcext:value-type="float">
            <text:p>0.063040791100124</text:p>
          </table:table-cell>
        </table:table-row>
        <table:table-row table:style-name="ro1">
          <table:table-cell office:value-type="float" office:value="55113" calcext:value-type="float">
            <text:p>55113</text:p>
          </table:table-cell>
          <table:table-cell office:value-type="float" office:value="0.0625766871165644" calcext:value-type="float">
            <text:p>0.062576687116565</text:p>
          </table:table-cell>
        </table:table-row>
        <table:table-row table:style-name="ro1">
          <table:table-cell office:value-type="float" office:value="56278" calcext:value-type="float">
            <text:p>56278</text:p>
          </table:table-cell>
          <table:table-cell office:value-type="float" office:value="0.0610047846889952" calcext:value-type="float">
            <text:p>0.061004784688995</text:p>
          </table:table-cell>
        </table:table-row>
        <table:table-row table:style-name="ro1">
          <table:table-cell office:value-type="float" office:value="57608" calcext:value-type="float">
            <text:p>57608</text:p>
          </table:table-cell>
          <table:table-cell office:value-type="float" office:value="0.0594405594405594" calcext:value-type="float">
            <text:p>0.05944055944056</text:p>
          </table:table-cell>
        </table:table-row>
        <table:table-row table:style-name="ro1">
          <table:table-cell office:value-type="float" office:value="58775" calcext:value-type="float">
            <text:p>58775</text:p>
          </table:table-cell>
          <table:table-cell office:value-type="float" office:value="0.057757644394111" calcext:value-type="float">
            <text:p>0.057757644394111</text:p>
          </table:table-cell>
        </table:table-row>
        <table:table-row table:style-name="ro1">
          <table:table-cell office:value-type="float" office:value="59941" calcext:value-type="float">
            <text:p>59941</text:p>
          </table:table-cell>
          <table:table-cell office:value-type="float" office:value="0.0569832402234637" calcext:value-type="float">
            <text:p>0.05698324022346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5T09:52:38.995000000</meta:creation-date>
    <dc:date>2018-06-05T09:54:02.542000000</dc:date>
    <meta:editing-duration>PT1M23S</meta:editing-duration>
    <meta:editing-cycles>1</meta:editing-cycles>
    <meta:document-statistic meta:table-count="1" meta:cell-count="314" meta:object-count="0"/>
    <meta:generator>LibreOffice/6.0.1.1$Windows_X86_64 LibreOffice_project/60bfb1526849283ce2491346ed2aa51c465abfe6</meta:generator>
  </office:meta>
</office:document-meta>
</file>